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2083" officeooo:paragraph-rsid="00122083"/>
    </style:style>
    <style:style style:name="P2" style:family="paragraph" style:parent-style-name="Standard">
      <style:paragraph-properties fo:text-align="end" style:justify-single-word="false"/>
      <style:text-properties officeooo:rsid="00122083" officeooo:paragraph-rsid="00122083"/>
    </style:style>
    <style:style style:name="P3" style:family="paragraph" style:parent-style-name="Standard">
      <style:paragraph-properties fo:text-align="start" style:justify-single-word="false"/>
      <style:text-properties officeooo:rsid="00122083" officeooo:paragraph-rsid="00122083"/>
    </style:style>
    <style:style style:name="P4" style:family="paragraph" style:parent-style-name="Standard">
      <style:paragraph-properties fo:text-align="start" style:justify-single-word="false"/>
      <style:text-properties officeooo:rsid="00122083" officeooo:paragraph-rsid="00137848"/>
    </style:style>
    <style:style style:name="T1" style:family="text">
      <style:text-properties officeooo:rsid="00129024"/>
    </style:style>
    <style:style style:name="T2" style:family="text">
      <style:text-properties officeooo:rsid="00137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Dylon Rajah</text:p>
      <text:p text:style-name="P2">10-3-17</text:p>
      <text:p text:style-name="P2">CSCI 145</text:p>
      <text:p text:style-name="P2">11am-11:45am</text:p>
      <text:p text:style-name="P2"/>
      <text:p text:style-name="P1">Part IV – Research Time</text:p>
      <text:p text:style-name="P1"/>
      <text:p text:style-name="P1"/>
      <text:p text:style-name="P3">1. What does a semicolon indicate in Java program?</text:p>
      <text:p text:style-name="P3"><text:tab/></text:p>
      <text:p text:style-name="P3"><text:tab/>Semicolon indicates the end of a statement. Not all Java statements need a semicolon, but declarations and expressions must have one.</text:p>
      <text:p text:style-name="P3"/>
      <text:p text:style-name="P3">2.What does main method do? <text:span text:style-name="T2">When do you want a class to have main method?</text:span></text:p>
      <text:p text:style-name="P3"><text:tab/></text:p>
      <text:p text:style-name="P4"><text:tab/><text:span text:style-name="T1">The main method is where the java program begins processing. <text:s/>All methods in the program will run after the main method until there are no more methods and the program is terminated. </text:span></text:p>
      <text:p text:style-name="P4"><text:span text:style-name="T1"><text:s/></text:span></text:p>
      <text:p text:style-name="P3">3.</text:p>
      <text:p text:style-name="P3"/>
      <text:p text:style-name="P4"><text:tab/><text:span text:style-name="T1">Static fields and methods are needed to break down the overall problem into individual sections.</text:span></text:p>
      <text:p text:style-name="P3">4.</text:p>
      <text:p text:style-name="P3">5.</text:p>
      <text:p text:style-name="P3">6.</text:p>
      <text:p text:style-name="P3"/>
      <text:p text:style-name="P3">What does main method do? When do you want a class to have main method?</text:p>
      <text:p text:style-name="P3">How do static fields and methods work? Why do you need static fields or methods?</text:p>
      <text:p text:style-name="P3">What access type can a method have in addition to "public"? When do you use each type?</text:p>
      <text:p text:style-name="P3">What is "String[] args"? What does it do?</text:p>
      <text:p text:style-name="P3">Why does it take "System.out.println" to print a line? Explain the relationship among System, out</text:p>
      <text:p text:style-name="P3">and printl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9:11:35.069293911</meta:creation-date>
    <dc:date>2017-10-03T09:45:16.300136321</dc:date>
    <meta:editing-duration>PT9M5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78" meta:character-count="998" meta:non-whitespace-character-count="830"/>
  </office:meta>
</office:document-meta>
</file>